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14e" officeooo:paragraph-rsid="0011014e"/>
    </style:style>
    <style:style style:name="P2" style:family="paragraph" style:parent-style-name="Standard">
      <style:text-properties officeooo:rsid="0013193d" officeooo:paragraph-rsid="0013193d"/>
    </style:style>
    <style:style style:name="P3" style:family="paragraph" style:parent-style-name="Standard">
      <style:text-properties officeooo:rsid="0011014e" officeooo:paragraph-rsid="0016619c"/>
    </style:style>
    <style:style style:name="P4" style:family="paragraph" style:parent-style-name="Standard">
      <style:text-properties officeooo:rsid="0011014e" officeooo:paragraph-rsid="0011014e"/>
    </style:style>
    <style:style style:name="T1" style:family="text">
      <style:text-properties officeooo:rsid="001661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n Jul <text:s/>2 22:28:04 </text:p>
      <text:p text:style-name="P1">- today the docker has not opend got error ;</text:p>
      <text:p text:style-name="P1">$ docker images</text:p>
      <text:p text:style-name="P1">Cannot connect to the Docker daemon at unix:///var/run/docker.sock. Is the docker daemon running?</text:p>
      <text:p text:style-name="P1"/>
      <text:p text:style-name="P1">Fot this i started the deamon process </text:p>
      <text:p text:style-name="P1"><text:s/>$ sudo dockerd</text:p>
      <text:p text:style-name="P1"/>
      <text:p text:style-name="P1">--Aws class was there</text:p>
      <text:p text:style-name="P1">topics : creating instance</text:p>
      <text:p text:style-name="P1"><text:s text:c="13"/>creating AMI amazon mechine images</text:p>
      <text:p text:style-name="P1"><text:s text:c="13"/>using that Ami to create another new sever on cloud</text:p>
      <text:p text:style-name="P1"><text:s text:c="12"/>authenticatin to connet to instance in cloud</text:p>
      <text:p text:style-name="P1"><text:s text:c="13"/>auto scaling , grouping the auto scaling instances</text:p>
      <text:p text:style-name="P1"/>
      <text:p text:style-name="P1"/>
      <text:p text:style-name="P2">Mon Jul <text:s/>3 10:29:59</text:p>
      <text:p text:style-name="P2">-shell scripting <text:s text:c="2"/>arthametic oparations</text:p>
      <text:p text:style-name="P2"/>
      <text:p text:style-name="P1"><text:s/><text:span text:style-name="T1">Fri Jul <text:s/>7 22:19:56 </text:span></text:p>
      <text:p text:style-name="P1">-<text:span text:style-name="T1">dockeer container </text:span></text:p>
      <text:p text:style-name="P3">--<text:span text:style-name="T1">craeting docker <text:s/>image/ tomcat container using docker file </text:span></text:p>
      <text:p text:style-name="P3"><text:span text:style-name="T1">--got a errot at <text:s/>copy in dockerfirle while passing the command docker build</text:span></text:p>
      <text:p text:style-name="P3"><text:span text:style-name="T1">--sample java project cloned from git and build a jar file using maven but the application not run</text:span></text:p>
      <text:p text:style-name="P3"><text:span text:style-name="T1">inn web</text:span></text:p>
      <text:p text:style-name="P3"><text:span text:style-name="T1">--for loops in shell scripting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2:27:48.683900834</meta:creation-date>
    <dc:date>2017-07-07T22:24:17.998496739</dc:date>
    <meta:editing-duration>PT6M2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43" meta:character-count="878" meta:non-whitespace-character-count="695"/>
  </office:meta>
</office:document-meta>
</file>